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DejaVu Sans" officeooo:rsid="00001848" officeooo:paragraph-rsid="00001848"/>
    </style:style>
    <style:style style:name="P2" style:family="paragraph" style:parent-style-name="Standard">
      <style:paragraph-properties fo:text-align="start" style:justify-single-word="false"/>
      <style:text-properties style:font-name="DejaVu Sans" officeooo:rsid="0002b0a8" officeooo:paragraph-rsid="000312b5"/>
    </style:style>
    <style:style style:name="P3" style:family="paragraph" style:parent-style-name="Standard">
      <style:text-properties style:font-name="DejaVu Sans" officeooo:rsid="0005f3d5" officeooo:paragraph-rsid="0005f3d5"/>
    </style:style>
    <style:style style:name="T1" style:family="text">
      <style:text-properties officeooo:rsid="00017af0"/>
    </style:style>
    <style:style style:name="T2" style:family="text">
      <style:text-properties officeooo:rsid="000312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 giorno d'oggi , dal punto di vista della colletività, è quasi impossibile poter dimeticare un fatto avvenuto, indipendentemente se l'evento in questione ci ha interessati direttamente o no. <text:span text:style-name="T1">Infatti l'invenzione e la diffusione di tecnologie in grado di registrare e memorizzare informazioni(carta e penna, macchine fotografiche, cd, Personal Computer) hanno permesso che buona parte degli eventi che hanno interessato la vita dell'essere umano, siano quasi impossibili da dimenticare.</text:span></text:p>
      <text:p text:style-name="P2">Esattamente nel primo secolo che ha visto la diffusione di queste tecnologie, il XX secolo, tra i molti crimini commessi dall'uomo, uno dei più grandi e gravi fu lo sterminio di milioni di persone di fede <text:span text:style-name="T2">ebraica da parte della Germania Nazista e da i suoi alleati. Da anni, in Italia e nel mondo, il 27 gennaio di ogni anno si celebra la Giornata Della Memoria, in ricordo delle vittime dell'Olocausto. Non a caso è stato scelto questo nome: per Giornata Della Memoria si intende un giorno nel quale tutti, nessuno escluso, dovrebbero riflettere sui terribili avvenimenti che hanno portato all' istituzione di quella giornata. Rifflettendo e ricordando ciò che è <text:s/>successo è più facile che avvenimenti del genere non si possano più ripetere.</text:span></text:p>
      <text:p text:style-name="P3">Spesso, in occassione di qualche brutta facenda, in molti scelgono di rivolgersi all'opposto della memoria, l'oblio. Cercare di far dimenticare forzatamente a se stessi o agli altri cosa è successo è il modo migliore per permettere che in futuro qualcun altro cada nell'errore di ripetere la stessa azione, senza essere a conoscenza delle conseguenz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46cm" style:type="center"/>
          <style:tab-stop style:position="8.493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246cm" style:type="center"/>
          <style:tab-stop style:position="8.493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15:48:26.968429304</meta:creation-date>
    <dc:date>2016-01-06T22:31:42.818891127</dc:date>
    <meta:editing-duration>PT22M59S</meta:editing-duration>
    <meta:editing-cycles>6</meta:editing-cycles>
    <meta:generator>LibreOffice/5.0.4.2$Linux_X86_64 LibreOffice_project/00m0$Build-2</meta:generator>
    <meta:document-statistic meta:table-count="0" meta:image-count="0" meta:object-count="0" meta:page-count="1" meta:paragraph-count="3" meta:word-count="247" meta:character-count="1581" meta:non-whitespace-character-count="1335"/>
  </office:meta>
</office:document-meta>
</file>